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2" style:family="graphic" style:parent-style-name="objectwithoutfill">
      <style:graphic-properties svg:stroke-width="0.2cm" svg:stroke-color="#b2b2b2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gr10" style:family="graphic" style:parent-style-name="standard">
      <style:graphic-properties draw:stroke="none" svg:stroke-color="#000000" draw:fill="none" draw:fill-color="#ffffff" fo:min-height="1.51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style:paragraph-properties fo:line-height="0.7cm" fo:text-align="center"/>
    </style:style>
    <style:style style:name="P5" style:family="paragraph">
      <loext:graphic-properties draw:fill="none" draw:fill-color="#ffffff"/>
      <style:paragraph-properties fo:line-height="0.7cm" fo:text-align="center"/>
      <style:text-properties style:font-name="Latin Modern Roman"/>
    </style:style>
    <style:style style:name="P6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P7" style:family="paragraph">
      <style:paragraph-properties fo:line-height="0.5cm"/>
    </style:style>
    <style:style style:name="P8" style:family="paragraph">
      <loext:graphic-properties draw:fill="none" draw:fill-color="#ffffff"/>
      <style:paragraph-properties fo:line-height="0.5cm"/>
      <style:text-properties style:font-name="Latin Modern Roman" fo:font-size="10pt" style:font-size-asian="10pt" style:font-size-complex="10pt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8cm" svg:x="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7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cm" svg:y1="7.1cm" svg:x2="11.7cm" svg:y2="7.1cm">
          <text:p/>
        </draw:line>
        <draw:line draw:style-name="gr3" draw:text-style-name="P2" draw:layer="layout" svg:x1="8.4cm" svg:y1="2.4cm" svg:x2="8.4cm" svg:y2="11.8cm">
          <text:p/>
        </draw:line>
        <draw:line draw:style-name="gr4" draw:text-style-name="P2" draw:layer="layout" svg:x1="12.1cm" svg:y1="2.4cm" svg:x2="12.1cm" svg:y2="11.8cm">
          <text:p/>
        </draw:line>
        <draw:custom-shape draw:style-name="gr5" draw:text-style-name="P3" draw:layer="layout" svg:width="0.8cm" svg:height="0.8cm" svg:x="5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cm" svg:height="1.9cm" svg:x="13cm" svg:y="1.4cm">
          <draw:text-box>
            <text:p text:style-name="P4"><text:span text:style-name="T1">Classe</text:span></text:p>
            <text:p text:style-name="P4"><text:span text:style-name="T1">« droite »</text:span></text:p>
          </draw:text-box>
        </draw:frame>
        <draw:frame draw:style-name="gr6" draw:text-style-name="P5" draw:layer="layout" svg:width="3.8cm" svg:height="1.9cm" svg:x="8.4cm" svg:y="1.4cm">
          <draw:text-box>
            <text:p text:style-name="P4"><text:span text:style-name="T1">Classe</text:span></text:p>
            <text:p text:style-name="P4"><text:span text:style-name="T1">« centre »</text:span></text:p>
          </draw:text-box>
        </draw:frame>
        <draw:frame draw:style-name="gr6" draw:text-style-name="P5" draw:layer="layout" svg:width="3.8cm" svg:height="1.9cm" svg:x="3.7cm" svg:y="1.4cm">
          <draw:text-box>
            <text:p text:style-name="P4"><text:span text:style-name="T1">Classe</text:span></text:p>
            <text:p text:style-name="P4"><text:span text:style-name="T1">« gauche »</text:span></text:p>
          </draw:text-box>
        </draw:frame>
        <draw:line draw:style-name="gr7" draw:text-style-name="P2" draw:layer="layout" svg:x1="4.3cm" svg:y1="6.6cm" svg:x2="6cm" svg:y2="5.1cm">
          <text:p/>
        </draw:line>
        <draw:frame draw:style-name="gr8" draw:text-style-name="P6" draw:layer="layout" svg:width="3.6cm" svg:height="1.4cm" svg:x="2.5cm" svg:y="6.5cm">
          <draw:text-box>
            <text:p><text:span text:style-name="T2">Atome voisin de classe « gauche »</text:span></text:p>
          </draw:text-box>
        </draw:frame>
        <draw:line draw:style-name="gr7" draw:text-style-name="P2" draw:layer="layout" svg:x1="13cm" svg:y1="4.7cm" svg:x2="10.8cm" svg:y2="6.9cm">
          <text:p/>
        </draw:line>
        <draw:frame draw:style-name="gr9" draw:text-style-name="P8" draw:layer="layout" svg:width="3.6cm" svg:height="1.299cm" svg:x="12.8cm" svg:y="4.001cm">
          <draw:text-box>
            <text:p text:style-name="P7"><text:span text:style-name="T2">Longueur de liaison devant être prédite</text:span></text:p>
          </draw:text-box>
        </draw:frame>
        <draw:frame draw:style-name="gr10" draw:text-style-name="P6" draw:layer="layout" svg:width="4.2cm" svg:height="1.763cm" svg:x="2.3cm" svg:y="8.437cm">
          <draw:text-box>
            <text:p><text:span text:style-name="T2">Plans délimitant les classes positionnelles</text:span></text:p>
          </draw:text-box>
        </draw:frame>
        <draw:line draw:style-name="gr7" draw:text-style-name="P2" draw:layer="layout" svg:x1="6.1cm" svg:y1="9.3cm" svg:x2="12cm" svg:y2="10.4cm">
          <text:p/>
        </draw:line>
        <draw:line draw:style-name="gr7" draw:text-style-name="P2" draw:layer="layout" svg:x1="6.1cm" svg:y1="9.3cm" svg:x2="8.4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38:30.541174329</meta:creation-date>
    <dc:date>2018-06-10T11:56:16.961582819</dc:date>
    <meta:editing-duration>PT23H42S</meta:editing-duration>
    <meta:editing-cycles>7</meta:editing-cycles>
    <meta:generator>LibreOffice/5.1.6.2$Linux_X86_64 LibreOffice_project/10m0$Build-2</meta:generator>
    <meta:document-statistic meta:object-count="16"/>
  </office:meta>
</office:document-meta>
</file>